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6.054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fo:break-before="page" table:align="margins"/>
    </style:style>
    <style:style style:name="Tableau4.A" style:family="table-column">
      <style:table-column-properties style:column-width="8.7cm" style:rel-column-width="32412*"/>
    </style:style>
    <style:style style:name="Tableau4.B" style:family="table-column">
      <style:table-column-properties style:column-width="8.89cm" style:rel-column-width="33123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3" style:family="table-row">
      <style:table-row-properties style:min-row-height="6.814cm"/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3" style:family="table-cell">
      <style:table-cell-properties style:vertical-align="middle" fo:padding="0.097cm" fo:border="0.05pt solid #000000"/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fo:break-before="page" table:align="margins"/>
    </style:style>
    <style:style style:name="Tableau5.A" style:family="table-column">
      <style:table-column-properties style:column-width="8.7cm" style:rel-column-width="32412*"/>
    </style:style>
    <style:style style:name="Tableau5.B" style:family="table-column">
      <style:table-column-properties style:column-width="8.89cm" style:rel-column-width="33123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background-color="#dddddd" fo:padding="0.097cm" fo:border="0.05pt solid #000000">
        <style:background-image/>
      </style:table-cell-properties>
    </style:style>
    <style:style style:name="Tableau5.3" style:family="table-row">
      <style:table-row-properties style:min-row-height="6.814cm"/>
    </style:style>
    <style:style style:name="Tableau5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3" style:family="table-cell">
      <style:table-cell-properties style:vertical-align="middle" fo:padding="0.097cm" fo:border="0.05pt solid #000000"/>
    </style:style>
    <style:style style:name="Tableau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59cm" fo:break-before="page" table:align="margins"/>
    </style:style>
    <style:style style:name="Tableau6.A" style:family="table-column">
      <style:table-column-properties style:column-width="8.7cm" style:rel-column-width="32412*"/>
    </style:style>
    <style:style style:name="Tableau6.B" style:family="table-column">
      <style:table-column-properties style:column-width="8.89cm" style:rel-column-width="33123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background-color="#dddddd" fo:padding="0.097cm" fo:border="0.05pt solid #000000">
        <style:background-image/>
      </style:table-cell-properties>
    </style:style>
    <style:style style:name="Tableau6.3" style:family="table-row">
      <style:table-row-properties style:min-row-height="6.814cm"/>
    </style:style>
    <style:style style:name="Tableau6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B3" style:family="table-cell">
      <style:table-cell-properties style:vertical-align="middle" fo:padding="0.097cm" fo:border="0.05pt solid #000000"/>
    </style:style>
    <style:style style:name="Tableau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text-properties fo:language="fr" fo:country="BE"/>
    </style:style>
    <style:style style:name="P4" style:family="paragraph" style:parent-style-name="Text_20_body">
      <style:text-properties fo:language="fr" fo:country="BE" officeooo:paragraph-rsid="00757132"/>
    </style:style>
    <style:style style:name="P5" style:family="paragraph" style:parent-style-name="Text_20_body">
      <style:text-properties fo:language="fr" fo:country="BE" officeooo:rsid="0051ba2e" officeooo:paragraph-rsid="00b9fabe"/>
    </style:style>
    <style:style style:name="P6" style:family="paragraph" style:parent-style-name="Text_20_body">
      <style:text-properties fo:language="fr" fo:country="BE" officeooo:rsid="0051ba2e" officeooo:paragraph-rsid="00c8d523"/>
    </style:style>
    <style:style style:name="P7" style:family="paragraph" style:parent-style-name="Text_20_body">
      <style:text-properties fo:language="fr" fo:country="BE" officeooo:paragraph-rsid="00c8d523"/>
    </style:style>
    <style:style style:name="P8" style:family="paragraph" style:parent-style-name="Text_20_body">
      <style:text-properties fo:language="fr" fo:country="BE" officeooo:paragraph-rsid="00c8f85b"/>
    </style:style>
    <style:style style:name="P9" style:family="paragraph" style:parent-style-name="Text_20_body">
      <style:text-properties style:font-name="DejaVu Serif" fo:font-size="10pt" fo:language="fr" fo:country="BE" officeooo:rsid="005b587f" officeooo:paragraph-rsid="00aec5d5" style:font-size-asian="10pt" style:font-size-complex="10pt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2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3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c8d523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c8f85b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5" style:family="paragraph" style:parent-style-name="Table_20_Contents">
      <style:text-properties style:font-name="DejaVu Serif" fo:font-size="10pt" officeooo:rsid="008da569" officeooo:paragraph-rsid="008da569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a1e7f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c8d5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DejaVu Serif" fo:font-size="10pt" officeooo:rsid="00a1e7fc" officeooo:paragraph-rsid="00c8f85b" style:font-size-asian="10pt" style:font-size-complex="10pt"/>
    </style:style>
    <style:style style:name="P19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a1e7fc" style:font-size-asian="10pt" style:font-size-complex="10pt"/>
    </style:style>
    <style:style style:name="P20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c8d523" style:font-size-asian="10pt" style:font-size-complex="10pt"/>
    </style:style>
    <style:style style:name="P21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c8f85b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2e3903" officeooo:paragraph-rsid="00aec5d5" fo:background-color="#ffff00" style:font-name-asian="DejaVu Sans" style:font-size-asian="10pt" style:font-weight-asian="normal" style:font-name-complex="DejaVu Sans" style:font-size-complex="10pt" style:font-weight-complex="normal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officeooo:paragraph-rsid="00c8d523" style:font-size-asian="10pt" style:font-size-complex="10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DejaVu Serif" fo:font-size="10pt" officeooo:paragraph-rsid="00c8f85b" style:font-size-asian="10pt" style:font-size-complex="10pt"/>
    </style:style>
    <style:style style:name="P27" style:family="paragraph" style:parent-style-name="Standard">
      <style:text-properties fo:language="fr" fo:country="BE" officeooo:paragraph-rsid="00c8f85b"/>
    </style:style>
    <style:style style:name="P28" style:family="paragraph" style:parent-style-name="Text_20_body">
      <style:paragraph-properties fo:break-before="page"/>
      <style:text-properties fo:language="fr" fo:country="BE" officeooo:paragraph-rsid="00c8f85b"/>
    </style:style>
    <style:style style:name="P29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30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31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c8d523"/>
    </style:style>
    <style:style style:name="P32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c8f85b"/>
    </style:style>
    <style:style style:name="P33" style:family="paragraph" style:parent-style-name="Standard" style:master-page-name="Standard">
      <style:paragraph-properties style:page-number="auto" fo:break-before="auto" fo:break-after="auto"/>
      <style:text-properties style:font-name="DejaVu Serif" fo:font-size="10pt" fo:language="fr" fo:country="BE" officeooo:rsid="005b587f" officeooo:paragraph-rsid="00aec5d5" style:font-size-asian="10pt" style:font-size-complex="10pt"/>
    </style:style>
    <style:style style:name="P34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a32dd9" style:font-weight-asian="bold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c8d523" style:font-weight-asian="bold" style:font-weight-complex="bold"/>
    </style:style>
    <style:style style:name="P36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97d62d" officeooo:paragraph-rsid="00c8f85b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00cc00" loext:char-shading-value="0" style:font-weight-asian="normal" style:font-weight-complex="normal"/>
    </style:style>
    <style:style style:name="T3" style:family="text">
      <style:text-properties style:use-window-font-color="true"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T4" style:family="text">
      <style:text-properties style:font-name="DejaVu Serif" fo:font-size="10pt" style:text-underline-style="none" fo:background-color="transparent" loext:char-shading-value="0" style:font-name-asian="DejaVu Sans" style:font-size-asian="10pt" style:font-name-complex="DejaVu Sans" style:font-size-complex="10pt"/>
    </style:style>
    <style:style style:name="T5" style:family="text">
      <style:text-properties style:font-name="DejaVu Serif" fo:font-size="10pt" style:text-underline-style="none" officeooo:rsid="00c738e9" fo:background-color="transparent" loext:char-shading-value="0" style:font-name-asian="DejaVu Sans" style:font-size-asian="10pt" style:font-name-complex="DejaVu Sans" style:font-size-complex="10pt"/>
    </style:style>
    <style:style style:name="T6" style:family="text">
      <style:text-properties style:font-name="DejaVu Serif" fo:font-size="10pt" style:text-underline-style="solid" style:text-underline-width="auto" style:text-underline-color="font-color" fo:font-weight="normal" officeooo:rsid="002e3903" fo:background-color="#00cc00" loext:char-shading-value="0" style:font-name-asian="DejaVu Sans" style:font-size-asian="10pt" style:font-weight-asian="normal" style:font-name-complex="DejaVu Sans" style:font-size-complex="10pt" style:font-weight-complex="normal"/>
    </style:style>
    <style:style style:name="T7" style:family="text">
      <style:text-properties officeooo:rsid="00a9a979"/>
    </style:style>
    <style:style style:name="T8" style:family="text">
      <style:text-properties officeooo:rsid="00ad92ec"/>
    </style:style>
    <style:style style:name="fr1" style:family="graphic" style:parent-style-name="Frame">
      <style:graphic-properties style:run-through="foreground" style:protect="siz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size" style:wrap="run-through" style:number-wrapped-paragraphs="no-limit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vertical-rel="char" style:horizontal-pos="from-left" style:horizontal-rel="paragraph" style:shadow="none" draw:shadow-opacity="100%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for each="sit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1">Fiche <text:span text:style-name="T8">Chantier</text:span>: <text:span text:style-name="T2"><text:placeholder text:placeholder-type="text">&lt;site.name&gt;</text:placeholder></text:span></text:p>
          </table:table-cell>
        </table:table-row>
      </table:table>
      <text:p text:style-name="P1"><draw:frame draw:style-name="fr1" draw:name="image: (StringIO(str(site.site_situation)), 'image/jpeg')" text:anchor-type="char" svg:x="6.121cm" svg:y="-0.21cm" svg:width="11.386cm" svg:height="9.091cm" draw:z-index="0"><draw:text-box><text:p text:style-name="P10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2">Mise à jour <text:date style:data-style-name="N79" text:date-value="2015-03-24T18:00:08.527730475">mardi 24 mars 2015</text:date></text:p>
          </table:table-cell>
        </table:table-row>
      </table:table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5"><text:span text:style-name="T7">Parcelle(s)</text:span> <text:span text:style-name="T7">cadastrale(s)</text:span></text:p>
          </table:table-cell>
        </table:table-row>
        <table:table-row>
          <table:table-cell table:style-name="Tableau3.A2" office:value-type="string">
            <text:p text:style-name="P33"><text:placeholder text:placeholder-type="text">&lt;for each="par in site.parcelle"&gt;</text:placeholder></text:p>
          </table:table-cell>
        </table:table-row>
        <table:table-row>
          <table:table-cell table:style-name="Tableau3.A1" office:value-type="string">
            <text:p text:style-name="P23"><text:placeholder text:placeholder-type="text">&lt;par.idu&gt;</text:placeholder></text:p>
          </table:table-cell>
        </table:table-row>
        <table:table-row>
          <table:table-cell table:style-name="Tableau3.A2" office:value-type="string">
            <text:p text:style-name="P9"><text:placeholder text:placeholder-type="text">&lt;/for&gt;</text:placeholder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: (StringIO(str(site.site_map)), 'image/jpeg')" text:anchor-type="paragraph" svg:x="1.57cm" svg:y="14.57cm" svg:width="17.889cm" svg:height="11.566cm" draw:z-index="3"><draw:text-box><text:p text:style-name="P10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0"><text:placeholder text:placeholder-type="text">&lt;for each="zone in site.zones"&gt;</text:placeholder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34"><text:span text:style-name="T5">Zones</text:span><text:span text:style-name="T4">: </text:span><text:span text:style-name="T6"><text:placeholder text:placeholder-type="text">&lt;zone.name&gt;</text:placeholder></text:span>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16"><draw:frame draw:style-name="fr3" draw:name="image: (StringIO(str(zone.photo)), 'image/jpeg')" text:anchor-type="char" svg:x="0.25cm" svg:y="0.131cm" svg:width="7.999cm" svg:height="6.001cm" draw:z-index="2"><draw:text-box><text:p text:style-name="P10"/></draw:text-box></draw:frame></text:p>
          </table:table-cell>
          <table:table-cell table:style-name="Tableau4.B3" office:value-type="string">
            <text:p text:style-name="P24"><draw:frame draw:style-name="fr3" draw:name="image: (StringIO(str(zone.zone_map)), 'image/jpeg')" text:anchor-type="char" svg:x="0.347cm" svg:y="0.125cm" svg:width="7.999cm" svg:height="6.001cm" draw:z-index="1"><draw:text-box><text:p text:style-name="P10"/></draw:text-box></draw:frame></text:p>
          </table:table-cell>
        </table:table-row>
        <table:table-row>
          <table:table-cell table:style-name="Tableau4.A4" table:number-columns-spanned="2" office:value-type="string">
            <text:p text:style-name="P19">Observations :<text:span text:style-name="T1"> </text:span><text:span text:style-name="T3"><text:placeholder text:placeholder-type="text">&lt;zone.comment&gt;</text:placeholder></text:span></text:p>
            <text:p text:style-name="P12"/>
          </table:table-cell>
          <table:covered-table-cell/>
        </table:table-row>
        <table:table-row>
          <table:table-cell table:style-name="Tableau4.A5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P5"/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<text:placeholder text:placeholder-type="text">&lt;for each="track in site.tracks"&gt;</text:placeholder></text:p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P35"><text:span text:style-name="T5">Zones</text:span><text:span text:style-name="T4">: </text:span><text:span text:style-name="T6"><text:placeholder text:placeholder-type="text">&lt;track.name&gt;</text:placeholder></text:span></text:p>
          </table:table-cell>
          <table:covered-table-cell/>
        </table:table-row>
        <table:table-row table:style-name="Tableau5.3">
          <table:table-cell table:style-name="Tableau5.A3" office:value-type="string">
            <text:p text:style-name="P17"><draw:frame draw:style-name="fr3" draw:name="image: (StringIO(str(track.photo)), 'image/jpeg')" text:anchor-type="char" svg:x="0.25cm" svg:y="0.131cm" svg:width="7.999cm" svg:height="6.001cm" draw:z-index="4"><draw:text-box><text:p text:style-name="P10"/></draw:text-box></draw:frame></text:p>
          </table:table-cell>
          <table:table-cell table:style-name="Tableau5.B3" office:value-type="string">
            <text:p text:style-name="P25"><draw:frame draw:style-name="fr3" draw:name="image: (StringIO(str(track.track_map)), 'image/jpeg')" text:anchor-type="char" svg:x="0.347cm" svg:y="0.125cm" svg:width="7.999cm" svg:height="6.001cm" draw:z-index="5"><draw:text-box><text:p text:style-name="P10"/></draw:text-box></draw:frame></text:p>
          </table:table-cell>
        </table:table-row>
        <table:table-row>
          <table:table-cell table:style-name="Tableau5.A4" table:number-columns-spanned="2" office:value-type="string">
            <text:p text:style-name="P20">Observations :<text:span text:style-name="T1"> </text:span><text:span text:style-name="T3"><text:placeholder text:placeholder-type="text">&lt;track.comment&gt;</text:placeholder></text:span></text:p>
            <text:p text:style-name="P13"/>
          </table:table-cell>
          <table:covered-table-cell/>
        </table:table-row>
        <table:table-row>
          <table:table-cell table:style-name="Tableau5.A5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2"><text:placeholder text:placeholder-type="text">&lt;for each="point in site.points"&gt;</text:placeholder></text:p>
          </table:table-cell>
          <table:covered-table-cell/>
        </table:table-row>
        <table:table-row>
          <table:table-cell table:style-name="Tableau6.A2" table:number-columns-spanned="2" office:value-type="string">
            <text:p text:style-name="P36"><text:span text:style-name="T5">Zones</text:span><text:span text:style-name="T4">: </text:span><text:span text:style-name="T6"><text:placeholder text:placeholder-type="text">&lt;point.name&gt;</text:placeholder></text:span></text:p>
          </table:table-cell>
          <table:covered-table-cell/>
        </table:table-row>
        <table:table-row table:style-name="Tableau6.3">
          <table:table-cell table:style-name="Tableau6.A3" office:value-type="string">
            <text:p text:style-name="P18"><draw:frame draw:style-name="fr3" draw:name="image: (StringIO(str(point.photo)), 'image/jpeg')" text:anchor-type="char" svg:x="0.25cm" svg:y="0.131cm" svg:width="7.999cm" svg:height="6.001cm" draw:z-index="6"><draw:text-box><text:p text:style-name="P10"/></draw:text-box></draw:frame></text:p>
          </table:table-cell>
          <table:table-cell table:style-name="Tableau6.B3" office:value-type="string">
            <text:p text:style-name="P26"><draw:frame draw:style-name="fr3" draw:name="image: (StringIO(str(point.point_map)), 'image/jpeg')" text:anchor-type="char" svg:x="0.347cm" svg:y="0.125cm" svg:width="7.999cm" svg:height="6.001cm" draw:z-index="7"><draw:text-box><text:p text:style-name="P10"/></draw:text-box></draw:frame></text:p>
          </table:table-cell>
        </table:table-row>
        <table:table-row>
          <table:table-cell table:style-name="Tableau6.A4" table:number-columns-spanned="2" office:value-type="string">
            <text:p text:style-name="P21">Observations :<text:span text:style-name="T1"> </text:span><text:span text:style-name="T3"><text:placeholder text:placeholder-type="text">&lt;point.comment&gt;</text:placeholder></text:span></text:p>
            <text:p text:style-name="P14"/>
          </table:table-cell>
          <table:covered-table-cell/>
        </table:table-row>
        <table:table-row>
          <table:table-cell table:style-name="Tableau6.A5" table:number-columns-spanned="2" office:value-type="string">
            <text:p text:style-name="P8"><text:placeholder text:placeholder-type="text">&lt;/for&gt;</text:placeholder></text:p>
          </table:table-cell>
          <table:covered-table-cell/>
        </table:table-row>
      </table:table>
      <text:p text:style-name="P27"/>
      <text:p text:style-name="P7"/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053cm" fo:margin-bottom="0.79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6" meta:paragraph-count="20" meta:word-count="53" meta:character-count="424" meta:non-whitespace-character-count="391"/>
    <meta:user-defined meta:name="Info 1"/>
    <meta:user-defined meta:name="Info 2"/>
    <meta:user-defined meta:name="Info 3"/>
    <meta:user-defined meta:name="Info 4"/>
  </office:meta>
</office:document-meta>
</file>